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Fine_20_Dashed" svg:stroke-width="0.018cm" svg:stroke-color="#999999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3465a4" draw:fill-color="#3465a4" draw:textarea-horizontal-align="justify" draw:textarea-vertical-align="middle" draw:auto-grow-height="false" fo:min-height="3.15cm" fo:min-width="0cm"/>
    </style:style>
    <style:style style:name="gr5" style:family="graphic" style:parent-style-name="standard">
      <style:graphic-properties svg:stroke-color="#729fcf" draw:fill-color="#729fcf" draw:textarea-horizontal-align="justify" draw:textarea-vertical-align="middle" draw:auto-grow-height="false" fo:min-height="0.95cm" fo:min-width="0cm"/>
    </style:style>
    <style:style style:name="gr6" style:family="graphic" style:parent-style-name="standard">
      <style:graphic-properties svg:stroke-color="#ff0000" draw:fill-color="#be480a" draw:textarea-horizontal-align="justify" draw:textarea-vertical-align="middle" draw:auto-grow-height="false" fo:min-height="1.25cm" fo:min-width="0cm"/>
    </style:style>
    <style:style style:name="gr7" style:family="graphic" style:parent-style-name="standard">
      <style:graphic-properties svg:stroke-color="#ff0000" draw:fill-color="#ed4c05" draw:textarea-horizontal-align="justify" draw:textarea-vertical-align="middle" draw:auto-grow-height="false" fo:min-height="0.45cm" fo:min-width="0cm"/>
    </style:style>
    <style:style style:name="gr8" style:family="graphic" style:parent-style-name="standard">
      <style:graphic-properties svg:stroke-color="#ff0000" draw:fill-color="#ff7b59" draw:textarea-horizontal-align="justify" draw:textarea-vertical-align="middle" draw:auto-grow-height="false" fo:min-height="0.75cm" fo:min-width="0cm"/>
    </style:style>
    <style:style style:name="gr9" style:family="graphic" style:parent-style-name="standard">
      <style:graphic-properties svg:stroke-color="#ff0000" draw:fill-color="#ffaa95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ff0000" draw:fill-color="#ff7b59" draw:textarea-horizontal-align="justify" draw:textarea-vertical-align="middle" draw:auto-grow-height="false" fo:min-height="0.45cm" fo:min-width="0cm"/>
    </style:style>
    <style:style style:name="gr11" style:family="graphic" style:parent-style-name="standard">
      <style:graphic-properties svg:stroke-color="#ff0000" draw:fill-color="#ff7b59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svg:stroke-color="#ff0000" draw:fill-color="#ffaa95" draw:textarea-horizontal-align="justify" draw:textarea-vertical-align="middle" draw:auto-grow-height="false" fo:min-height="0.45cm" fo:min-width="0cm"/>
    </style:style>
    <style:style style:name="gr13" style:family="graphic" style:parent-style-name="standard">
      <style:graphic-properties svg:stroke-color="#3465a4" draw:fill-color="#3465a4" draw:textarea-horizontal-align="justify" draw:textarea-vertical-align="middle" draw:auto-grow-height="false" fo:min-height="0.55cm" fo:min-width="0cm"/>
    </style:style>
    <style:style style:name="gr14" style:family="graphic" style:parent-style-name="standard">
      <style:graphic-properties svg:stroke-color="#ff0000" draw:fill-color="#be480a" draw:textarea-horizontal-align="justify" draw:textarea-vertical-align="middle" draw:auto-grow-height="false" fo:min-height="0.15cm" fo:min-width="0cm"/>
    </style:style>
    <style:style style:name="gr15" style:family="graphic" style:parent-style-name="standard">
      <style:graphic-properties svg:stroke-color="#ff0000" draw:fill-color="#be480a" draw:textarea-horizontal-align="justify" draw:textarea-vertical-align="middle" draw:auto-grow-height="false" fo:min-height="0.25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3465a4"/>
      <style:paragraph-properties fo:text-align="center"/>
    </style:style>
    <style:style style:name="P5" style:family="paragraph">
      <loext:graphic-properties draw:fill-color="#729fcf"/>
      <style:paragraph-properties fo:text-align="center"/>
    </style:style>
    <style:style style:name="P6" style:family="paragraph">
      <loext:graphic-properties draw:fill-color="#be480a"/>
      <style:paragraph-properties fo:text-align="center"/>
    </style:style>
    <style:style style:name="P7" style:family="paragraph">
      <loext:graphic-properties draw:fill-color="#ed4c05"/>
      <style:paragraph-properties fo:text-align="center"/>
    </style:style>
    <style:style style:name="P8" style:family="paragraph">
      <loext:graphic-properties draw:fill-color="#ff7b59"/>
      <style:paragraph-properties fo:text-align="center"/>
    </style:style>
    <style:style style:name="P9" style:family="paragraph">
      <style:text-properties fo:font-size="8pt"/>
    </style:style>
    <style:style style:name="P10" style:family="paragraph">
      <loext:graphic-properties draw:fill="none" draw:fill-color="#ffffff"/>
      <style:text-properties fo:font-size="8pt"/>
    </style:style>
    <style:style style:name="P11" style:family="paragraph">
      <loext:graphic-properties draw:fill-color="#ffaa9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4cm" svg:y1="8.5cm" svg:x2="17cm" svg:y2="8.5cm">
          <text:p/>
        </draw:line>
        <draw:line draw:style-name="gr1" draw:text-style-name="P1" draw:layer="layout" svg:x1="3.4cm" svg:y1="8.5cm" svg:x2="3.4cm" svg:y2="3cm">
          <text:p/>
        </draw:line>
        <draw:line draw:style-name="gr2" draw:text-style-name="P1" draw:layer="layout" svg:x1="3.391cm" svg:y1="7.5cm" svg:x2="16.991cm" svg:y2="7.5cm">
          <text:p/>
        </draw:line>
        <draw:line draw:style-name="gr2" draw:text-style-name="P1" draw:layer="layout" svg:x1="3.391cm" svg:y1="6.5cm" svg:x2="16.991cm" svg:y2="6.5cm">
          <text:p/>
        </draw:line>
        <draw:line draw:style-name="gr2" draw:text-style-name="P1" draw:layer="layout" svg:x1="3.391cm" svg:y1="5.5cm" svg:x2="16.991cm" svg:y2="5.5cm">
          <text:p/>
        </draw:line>
        <draw:line draw:style-name="gr2" draw:text-style-name="P1" draw:layer="layout" svg:x1="3.391cm" svg:y1="4.5cm" svg:x2="16.991cm" svg:y2="4.5cm">
          <text:p/>
        </draw:line>
        <draw:line draw:style-name="gr2" draw:text-style-name="P1" draw:layer="layout" svg:x1="3.391cm" svg:y1="3.5cm" svg:x2="16.991cm" svg:y2="3.5cm">
          <text:p/>
        </draw:line>
        <draw:frame draw:style-name="gr3" draw:text-style-name="P3" draw:layer="layout" svg:width="1.776cm" svg:height="0.725cm" svg:x="2.5cm" svg:y="2.4cm">
          <draw:text-box>
            <text:p text:style-name="P2">Money</text:p>
          </draw:text-box>
        </draw:frame>
        <draw:frame draw:style-name="gr3" draw:text-style-name="P3" draw:layer="layout" svg:width="1.425cm" svg:height="0.725cm" svg:x="16.924cm" svg:y="8.1cm">
          <draw:text-box>
            <text:p text:style-name="P2">Time</text:p>
          </draw:text-box>
        </draw:frame>
        <draw:frame draw:style-name="gr3" draw:text-style-name="P3" draw:layer="layout" svg:width="1.213cm" svg:height="0.725cm" svg:x="2.3cm" svg:y="7.101cm">
          <draw:text-box>
            <text:p text:style-name="P2">500</text:p>
          </draw:text-box>
        </draw:frame>
        <draw:frame draw:style-name="gr3" draw:text-style-name="P3" draw:layer="layout" svg:width="1.45cm" svg:height="0.725cm" svg:x="2.101cm" svg:y="6.102cm">
          <draw:text-box>
            <text:p text:style-name="P2">1000</text:p>
          </draw:text-box>
        </draw:frame>
        <draw:frame draw:style-name="gr3" draw:text-style-name="P3" draw:layer="layout" svg:width="1.45cm" svg:height="0.725cm" svg:x="2.102cm" svg:y="5.103cm">
          <draw:text-box>
            <text:p text:style-name="P2">1500</text:p>
          </draw:text-box>
        </draw:frame>
        <draw:frame draw:style-name="gr3" draw:text-style-name="P3" draw:layer="layout" svg:width="1.45cm" svg:height="0.725cm" svg:x="2.103cm" svg:y="4.104cm">
          <draw:text-box>
            <text:p text:style-name="P2">2000</text:p>
          </draw:text-box>
        </draw:frame>
        <draw:frame draw:style-name="gr3" draw:text-style-name="P3" draw:layer="layout" svg:width="1.45cm" svg:height="0.725cm" svg:x="2.104cm" svg:y="3.105cm">
          <draw:text-box>
            <text:p text:style-name="P2">2500</text:p>
          </draw:text-box>
        </draw:frame>
        <draw:custom-shape draw:style-name="gr4" draw:text-style-name="P4" draw:layer="layout" svg:width="0.5cm" svg:height="3.4cm" svg:x="5cm" svg:y="5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cm" svg:height="1.2cm" svg:x="5cm" svg:y="3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.5cm" svg:x="5.6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7cm" svg:x="5.6cm" svg:y="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0.5cm" svg:height="1cm" svg:x="5.6cm" svg:y="5.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2cm" svg:height="0.725cm" svg:x="4.624cm" svg:y="8.5cm">
          <draw:text-box>
            <text:p text:style-name="P2">Jan `19</text:p>
          </draw:text-box>
        </draw:frame>
        <draw:frame draw:style-name="gr3" draw:text-style-name="P10" draw:layer="layout" svg:width="1.306cm" svg:height="0.569cm" svg:x="4.394cm" svg:y="6.4cm">
          <draw:text-box>
            <text:p text:style-name="P9">Salary</text:p>
          </draw:text-box>
        </draw:frame>
        <draw:frame draw:style-name="gr3" draw:text-style-name="P10" draw:layer="layout" svg:width="1.874cm" svg:height="0.569cm" svg:x="3.794cm" svg:y="4.101cm">
          <draw:text-box>
            <text:p text:style-name="P9">Tax Return</text:p>
          </draw:text-box>
        </draw:frame>
        <draw:frame draw:style-name="gr3" draw:text-style-name="P10" draw:layer="layout" svg:width="1.099cm" svg:height="0.569cm" svg:x="5.494cm" svg:y="7.401cm">
          <draw:text-box>
            <text:p text:style-name="P9">Rent</text:p>
          </draw:text-box>
        </draw:frame>
        <draw:frame draw:style-name="gr3" draw:text-style-name="P10" draw:layer="layout" svg:width="1.857cm" svg:height="0.569cm" svg:x="5.495cm" svg:y="6.302cm">
          <draw:text-box>
            <text:p text:style-name="P9">Ensurance</text:p>
          </draw:text-box>
        </draw:frame>
        <draw:frame draw:style-name="gr3" draw:text-style-name="P10" draw:layer="layout" svg:width="1.145cm" svg:height="0.569cm" svg:x="5.496cm" svg:y="5.303cm">
          <draw:text-box>
            <text:p text:style-name="P9">Food</text:p>
          </draw:text-box>
        </draw:frame>
        <draw:custom-shape draw:style-name="gr9" draw:text-style-name="P11" draw:layer="layout" svg:width="0.5cm" svg:height="0.5cm" svg:x="5.6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.463cm" svg:height="0.569cm" svg:x="5.497cm" svg:y="4.504cm">
          <draw:text-box>
            <text:p text:style-name="P9">Diverse</text:p>
          </draw:text-box>
        </draw:frame>
        <draw:custom-shape draw:style-name="gr4" draw:text-style-name="P4" draw:layer="layout" svg:width="0.5cm" svg:height="3.4cm" svg:x="8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.5cm" svg:x="8.6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7cm" svg:x="8.6cm" svg:y="6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5cm" svg:height="0.7cm" svg:x="8.6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67cm" svg:height="0.725cm" svg:x="7.624cm" svg:y="8.5cm">
          <draw:text-box>
            <text:p text:style-name="P2">Feb `19</text:p>
          </draw:text-box>
        </draw:frame>
        <draw:frame draw:style-name="gr3" draw:text-style-name="P10" draw:layer="layout" svg:width="1.306cm" svg:height="0.569cm" svg:x="7.394cm" svg:y="6.4cm">
          <draw:text-box>
            <text:p text:style-name="P9">Salary</text:p>
          </draw:text-box>
        </draw:frame>
        <draw:frame draw:style-name="gr3" draw:text-style-name="P10" draw:layer="layout" svg:width="1.099cm" svg:height="0.569cm" svg:x="8.494cm" svg:y="7.401cm">
          <draw:text-box>
            <text:p text:style-name="P9">Rent</text:p>
          </draw:text-box>
        </draw:frame>
        <draw:frame draw:style-name="gr3" draw:text-style-name="P10" draw:layer="layout" svg:width="1.857cm" svg:height="0.569cm" svg:x="8.495cm" svg:y="6.302cm">
          <draw:text-box>
            <text:p text:style-name="P9">Ensurance</text:p>
          </draw:text-box>
        </draw:frame>
        <draw:frame draw:style-name="gr3" draw:text-style-name="P10" draw:layer="layout" svg:width="1.145cm" svg:height="0.569cm" svg:x="8.496cm" svg:y="5.503cm">
          <draw:text-box>
            <text:p text:style-name="P9">Food</text:p>
          </draw:text-box>
        </draw:frame>
        <draw:custom-shape draw:style-name="gr9" draw:text-style-name="P11" draw:layer="layout" svg:width="0.5cm" svg:height="0.5cm" svg:x="8.6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.463cm" svg:height="0.569cm" svg:x="8.497cm" svg:y="4.704cm">
          <draw:text-box>
            <text:p text:style-name="P9">Diverse</text:p>
          </draw:text-box>
        </draw:frame>
        <draw:custom-shape draw:style-name="gr4" draw:text-style-name="P4" draw:layer="layout" svg:width="0.5cm" svg:height="3.4cm" svg:x="11.1cm" svg:y="5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cm" svg:height="1.5cm" svg:x="11.7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cm" svg:height="0.7cm" svg:x="11.7cm" svg:y="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11.7cm" svg:y="5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63cm" svg:height="0.725cm" svg:x="10.724cm" svg:y="8.5cm">
          <draw:text-box>
            <text:p text:style-name="P2">Mar `19</text:p>
          </draw:text-box>
        </draw:frame>
        <draw:frame draw:style-name="gr3" draw:text-style-name="P10" draw:layer="layout" svg:width="1.306cm" svg:height="0.569cm" svg:x="10.494cm" svg:y="6.4cm">
          <draw:text-box>
            <text:p text:style-name="P9">Salary</text:p>
          </draw:text-box>
        </draw:frame>
        <draw:frame draw:style-name="gr3" draw:text-style-name="P10" draw:layer="layout" svg:width="1.099cm" svg:height="0.569cm" svg:x="11.594cm" svg:y="7.401cm">
          <draw:text-box>
            <text:p text:style-name="P9">Rent</text:p>
          </draw:text-box>
        </draw:frame>
        <draw:frame draw:style-name="gr3" draw:text-style-name="P10" draw:layer="layout" svg:width="1.857cm" svg:height="0.569cm" svg:x="11.595cm" svg:y="6.302cm">
          <draw:text-box>
            <text:p text:style-name="P9">Ensurance</text:p>
          </draw:text-box>
        </draw:frame>
        <draw:frame draw:style-name="gr3" draw:text-style-name="P10" draw:layer="layout" svg:width="1.145cm" svg:height="0.569cm" svg:x="11.596cm" svg:y="5.603cm">
          <draw:text-box>
            <text:p text:style-name="P9">Food</text:p>
          </draw:text-box>
        </draw:frame>
        <draw:custom-shape draw:style-name="gr12" draw:text-style-name="P11" draw:layer="layout" svg:width="0.5cm" svg:height="0.7cm" svg:x="11.7cm" svg:y="4.8cm">
          <text:p/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.463cm" svg:height="0.569cm" svg:x="11.597cm" svg:y="4.904cm">
          <draw:text-box>
            <text:p text:style-name="P9">Diverse</text:p>
          </draw:text-box>
        </draw:frame>
        <draw:line draw:style-name="gr1" draw:text-style-name="P1" draw:layer="layout" svg:x1="3.4cm" svg:y1="13.301cm" svg:x2="17cm" svg:y2="13.301cm">
          <text:p/>
        </draw:line>
        <draw:line draw:style-name="gr1" draw:text-style-name="P1" draw:layer="layout" svg:x1="3.4cm" svg:y1="16.301cm" svg:x2="3.4cm" svg:y2="10.801cm">
          <text:p/>
        </draw:line>
        <draw:line draw:style-name="gr2" draw:text-style-name="P1" draw:layer="layout" svg:x1="3.391cm" svg:y1="15.301cm" svg:x2="16.991cm" svg:y2="15.301cm">
          <text:p/>
        </draw:line>
        <draw:line draw:style-name="gr2" draw:text-style-name="P1" draw:layer="layout" svg:x1="3.391cm" svg:y1="14.301cm" svg:x2="16.991cm" svg:y2="14.301cm">
          <text:p/>
        </draw:line>
        <draw:line draw:style-name="gr2" draw:text-style-name="P1" draw:layer="layout" svg:x1="3.391cm" svg:y1="12.301cm" svg:x2="16.991cm" svg:y2="12.301cm">
          <text:p/>
        </draw:line>
        <draw:line draw:style-name="gr2" draw:text-style-name="P1" draw:layer="layout" svg:x1="3.391cm" svg:y1="11.301cm" svg:x2="16.991cm" svg:y2="11.301cm">
          <text:p/>
        </draw:line>
        <draw:frame draw:style-name="gr3" draw:text-style-name="P3" draw:layer="layout" svg:width="2.039cm" svg:height="0.725cm" svg:x="2.4cm" svg:y="10.201cm">
          <draw:text-box>
            <text:p text:style-name="P2">Balance</text:p>
          </draw:text-box>
        </draw:frame>
        <draw:frame draw:style-name="gr3" draw:text-style-name="P3" draw:layer="layout" svg:width="1.425cm" svg:height="0.725cm" svg:x="16.924cm" svg:y="12.901cm">
          <draw:text-box>
            <text:p text:style-name="P2">Time</text:p>
          </draw:text-box>
        </draw:frame>
        <draw:frame draw:style-name="gr3" draw:text-style-name="P3" draw:layer="layout" svg:width="1.59cm" svg:height="0.725cm" svg:x="1.9cm" svg:y="14.902cm">
          <draw:text-box>
            <text:p text:style-name="P2">-1000</text:p>
          </draw:text-box>
        </draw:frame>
        <draw:frame draw:style-name="gr3" draw:text-style-name="P3" draw:layer="layout" svg:width="1.353cm" svg:height="0.725cm" svg:x="2.201cm" svg:y="13.903cm">
          <draw:text-box>
            <text:p text:style-name="P2">-500</text:p>
          </draw:text-box>
        </draw:frame>
        <draw:frame draw:style-name="gr3" draw:text-style-name="P3" draw:layer="layout" svg:width="0.739cm" svg:height="0.725cm" svg:x="2.802cm" svg:y="12.904cm">
          <draw:text-box>
            <text:p text:style-name="P2">0</text:p>
          </draw:text-box>
        </draw:frame>
        <draw:frame draw:style-name="gr3" draw:text-style-name="P3" draw:layer="layout" svg:width="1.213cm" svg:height="0.725cm" svg:x="2.303cm" svg:y="11.905cm">
          <draw:text-box>
            <text:p text:style-name="P2">500</text:p>
          </draw:text-box>
        </draw:frame>
        <draw:frame draw:style-name="gr3" draw:text-style-name="P3" draw:layer="layout" svg:width="1.45cm" svg:height="0.725cm" svg:x="2.104cm" svg:y="10.906cm">
          <draw:text-box>
            <text:p text:style-name="P2">1000</text:p>
          </draw:text-box>
        </draw:frame>
        <draw:frame draw:style-name="gr3" draw:text-style-name="P3" draw:layer="layout" svg:width="1.92cm" svg:height="0.725cm" svg:x="4.624cm" svg:y="13.301cm">
          <draw:text-box>
            <text:p text:style-name="P2">Jan `19</text:p>
          </draw:text-box>
        </draw:frame>
        <draw:frame draw:style-name="gr3" draw:text-style-name="P3" draw:layer="layout" svg:width="1.967cm" svg:height="0.725cm" svg:x="7.624cm" svg:y="12.701cm">
          <draw:text-box>
            <text:p text:style-name="P2">Feb `19</text:p>
          </draw:text-box>
        </draw:frame>
        <draw:frame draw:style-name="gr3" draw:text-style-name="P3" draw:layer="layout" svg:width="1.963cm" svg:height="0.725cm" svg:x="10.724cm" svg:y="12.701cm">
          <draw:text-box>
            <text:p text:style-name="P2">Mar `19</text:p>
          </draw:text-box>
        </draw:frame>
        <draw:custom-shape draw:style-name="gr13" draw:text-style-name="P4" draw:layer="layout" svg:width="0.5cm" svg:height="0.8cm" svg:x="5.4cm" svg:y="12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0.5cm" svg:height="0.4cm" svg:x="8.2cm" svg:y="1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5cm" svg:height="0.5cm" svg:x="11.4cm" svg:y="13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8T13:47:36.068791606</meta:creation-date>
    <dc:date>2019-11-08T14:06:49.973609059</dc:date>
    <meta:editing-duration>PT5M49S</meta:editing-duration>
    <meta:editing-cycles>2</meta:editing-cycles>
    <meta:generator>LibreOffice/6.3.2.2$Linux_X86_64 LibreOffice_project/30$Build-2</meta:generator>
    <meta:document-statistic meta:object-count="68"/>
  </office:meta>
</office:document-meta>
</file>